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8pt" fo:font-style="normal" style:text-underline-style="none" fo:font-weight="normal" officeooo:rsid="001aa47f" officeooo:paragraph-rsid="001aa47f" style:font-size-asian="15.75pt" style:font-style-asian="normal" style:font-weight-asian="normal" style:font-size-complex="18pt" style:font-style-complex="normal" style:font-weight-complex="normal"/>
    </style:style>
    <style:style style:name="P2" style:family="paragraph" style:parent-style-name="Standard">
      <style:paragraph-properties fo:text-align="justify" style:justify-single-word="false"/>
      <style:text-properties style:font-name="Arial" fo:font-size="18pt" fo:font-style="normal" style:text-underline-style="none" fo:font-weight="normal" officeooo:rsid="001f534b" officeooo:paragraph-rsid="001f534b" style:font-size-asian="15.75pt" style:font-style-asian="normal" style:font-weight-asian="normal" style:font-size-complex="18pt" style:font-style-complex="normal" style:font-weight-complex="normal"/>
    </style:style>
    <style:style style:name="P3" style:family="paragraph" style:parent-style-name="Standard">
      <style:text-properties style:font-name="Arial" fo:font-size="20pt" fo:font-style="italic" style:text-underline-style="solid" style:text-underline-width="auto" style:text-underline-color="font-color" fo:font-weight="bold" officeooo:rsid="001966e2" officeooo:paragraph-rsid="001966e2" style:font-size-asian="20pt" style:font-style-asian="italic" style:font-weight-asian="bold" style:font-size-complex="20pt" style:font-style-complex="italic" style:font-weight-complex="bold"/>
    </style:style>
    <style:style style:name="P4" style:family="paragraph" style:parent-style-name="Standard">
      <style:text-properties style:font-name="Arial" fo:font-size="20pt" fo:font-style="normal" style:text-underline-style="solid" style:text-underline-width="auto" style:text-underline-color="font-color" fo:font-weight="bold" officeooo:rsid="00144254" officeooo:paragraph-rsid="00144254" style:font-size-asian="20pt" style:font-style-asian="normal" style:font-weight-asian="bold" style:font-size-complex="20pt" style:font-style-complex="normal" style:font-weight-complex="bold"/>
    </style:style>
    <style:style style:name="P5" style:family="paragraph" style:parent-style-name="Standard">
      <style:text-properties style:font-name="Arial" fo:font-size="20pt" fo:font-style="normal" style:text-underline-style="solid" style:text-underline-width="auto" style:text-underline-color="font-color" fo:font-weight="bold" officeooo:rsid="001ca8a2" officeooo:paragraph-rsid="001ca8a2" style:font-size-asian="20pt" style:font-style-asian="normal" style:font-weight-asian="bold" style:font-size-complex="20pt" style:font-style-complex="normal" style:font-weight-complex="bold"/>
    </style:style>
    <style:style style:name="P6" style:family="paragraph" style:parent-style-name="Standard">
      <style:paragraph-properties fo:text-align="justify" style:justify-single-word="false"/>
      <style:text-properties style:font-name="Arial" fo:font-size="20pt" fo:font-style="normal" style:text-underline-style="solid" style:text-underline-width="auto" style:text-underline-color="font-color" fo:font-weight="bold" officeooo:rsid="001ca8a2" officeooo:paragraph-rsid="001f534b" style:font-size-asian="20pt" style:font-style-asian="normal" style:font-weight-asian="bold" style:font-size-complex="20pt" style:font-style-complex="normal" style:font-weight-complex="bold"/>
    </style:style>
    <style:style style:name="P7" style:family="paragraph" style:parent-style-name="Standard">
      <style:text-properties style:font-name="Arial" fo:font-size="20pt" fo:font-style="normal" style:text-underline-style="solid" style:text-underline-width="auto" style:text-underline-color="font-color" fo:font-weight="bold" officeooo:rsid="0017fdc9" officeooo:paragraph-rsid="0017fdc9" style:font-size-asian="17.5pt" style:font-style-asian="normal" style:font-weight-asian="bold" style:font-size-complex="20pt" style:font-style-complex="normal" style:font-weight-complex="bold"/>
    </style:style>
    <style:style style:name="P8" style:family="paragraph" style:parent-style-name="Standard">
      <style:text-properties style:font-name="Arial" fo:font-size="20pt" fo:font-style="normal" style:text-underline-style="solid" style:text-underline-width="auto" style:text-underline-color="font-color" fo:font-weight="bold" officeooo:rsid="0017fdc9" officeooo:paragraph-rsid="001d5c10" style:font-size-asian="17.5pt" style:font-style-asian="normal" style:font-weight-asian="bold" style:font-size-complex="20pt" style:font-style-complex="normal" style:font-weight-complex="bold"/>
    </style:style>
    <style:style style:name="P9" style:family="paragraph" style:parent-style-name="Standard">
      <style:text-properties style:font-name="Arial" fo:font-size="14pt" officeooo:rsid="0017b12e" officeooo:paragraph-rsid="0017b12e" style:font-size-asian="14pt" style:font-size-complex="14pt"/>
    </style:style>
    <style:style style:name="P10" style:family="paragraph" style:parent-style-name="Standard">
      <style:text-properties style:font-name="Arial" fo:font-size="14pt" fo:font-style="normal" style:text-underline-style="none" fo:font-weight="normal" officeooo:rsid="0017fdc9" officeooo:paragraph-rsid="0017fdc9" style:font-size-asian="14pt" style:font-style-asian="normal" style:font-weight-asian="normal" style:font-size-complex="14pt" style:font-style-complex="normal" style:font-weight-complex="normal"/>
    </style:style>
    <style:style style:name="P11" style:family="paragraph" style:parent-style-name="Standard">
      <style:text-properties style:font-name="Arial" fo:font-size="14pt" fo:font-style="normal" style:text-underline-style="none" fo:font-weight="normal" officeooo:rsid="0017b12e" officeooo:paragraph-rsid="001cecfd" style:font-size-asian="14pt" style:font-style-asian="normal" style:font-weight-asian="normal" style:font-size-complex="14pt" style:font-style-complex="normal" style:font-weight-complex="normal"/>
    </style:style>
    <style:style style:name="P12" style:family="paragraph" style:parent-style-name="Standard">
      <style:text-properties style:font-name="Arial" fo:font-size="14pt" fo:font-style="normal" style:text-underline-style="none" fo:font-weight="normal" officeooo:rsid="001d5c10" officeooo:paragraph-rsid="001d5c10" style:font-size-asian="14pt" style:font-style-asian="normal" style:font-weight-asian="normal" style:font-size-complex="14pt" style:font-style-complex="normal" style:font-weight-complex="normal"/>
    </style:style>
    <style:style style:name="P13" style:family="paragraph" style:parent-style-name="Standard">
      <style:text-properties style:font-name="Arial" fo:font-size="14pt" fo:font-style="italic" style:text-underline-style="solid" style:text-underline-width="auto" style:text-underline-color="font-color" fo:font-weight="bold" officeooo:rsid="0017b12e" officeooo:paragraph-rsid="0017fdc9" style:font-size-asian="14pt" style:font-style-asian="italic" style:font-weight-asian="bold" style:font-size-complex="14pt" style:font-style-complex="italic" style:font-weight-complex="bold"/>
    </style:style>
    <style:style style:name="P14" style:family="paragraph" style:parent-style-name="Standard">
      <style:paragraph-properties fo:text-align="center" style:justify-single-word="false"/>
      <style:text-properties style:font-name="Arial" fo:font-size="36pt" fo:font-style="normal" style:text-underline-style="solid" style:text-underline-width="auto" style:text-underline-color="font-color" fo:font-weight="bold" officeooo:rsid="001966e2" officeooo:paragraph-rsid="001966e2" style:font-size-asian="36pt" style:font-style-asian="normal" style:font-weight-asian="bold" style:font-size-complex="36pt" style:font-style-complex="normal" style:font-weight-complex="bold"/>
    </style:style>
    <style:style style:name="P15" style:family="paragraph" style:parent-style-name="Standard">
      <style:text-properties style:font-name="Arial" fo:font-size="24pt" fo:font-style="normal" style:text-underline-style="solid" style:text-underline-width="auto" style:text-underline-color="font-color" fo:font-weight="bold" officeooo:rsid="001aa47f" officeooo:paragraph-rsid="001aa47f" style:font-size-asian="21pt" style:font-style-asian="normal" style:font-weight-asian="bold" style:font-size-complex="24pt" style:font-style-complex="normal" style:font-weight-complex="bold"/>
    </style:style>
    <style:style style:name="P16" style:family="paragraph" style:parent-style-name="Standard" style:list-style-name="L1">
      <style:text-properties style:font-name="Arial" fo:font-size="14pt" fo:font-style="normal" style:text-underline-style="none" fo:font-weight="normal" officeooo:rsid="0017b12e" officeooo:paragraph-rsid="001ca8a2" style:font-size-asian="14pt" style:font-style-asian="normal" style:font-weight-asian="normal" style:font-size-complex="14pt" style:font-style-complex="normal" style:font-weight-complex="normal"/>
    </style:style>
    <style:style style:name="P17" style:family="paragraph" style:parent-style-name="Standard" style:list-style-name="L1">
      <style:text-properties style:font-name="Arial" fo:font-size="14pt" fo:font-style="normal" style:text-underline-style="none" fo:font-weight="normal" officeooo:rsid="0017b12e" officeooo:paragraph-rsid="001cecfd" style:font-size-asian="14pt" style:font-style-asian="normal" style:font-weight-asian="normal" style:font-size-complex="14pt" style:font-style-complex="normal" style:font-weight-complex="normal"/>
    </style:style>
    <style:style style:name="P18" style:family="paragraph" style:parent-style-name="Standard" style:list-style-name="L3">
      <style:text-properties style:font-name="Arial" fo:font-size="14pt" fo:font-style="normal" style:text-underline-style="none" fo:font-weight="normal" officeooo:rsid="0017fdc9" officeooo:paragraph-rsid="0017fdc9" style:font-size-asian="14pt" style:font-style-asian="normal" style:font-weight-asian="normal" style:font-size-complex="14pt" style:font-style-complex="normal" style:font-weight-complex="normal"/>
    </style:style>
    <style:style style:name="P19" style:family="paragraph" style:parent-style-name="Standard">
      <style:text-properties style:font-name="Arial" fo:font-size="14pt" fo:font-style="normal" style:text-underline-style="none" fo:font-weight="normal" officeooo:rsid="001d5c10" officeooo:paragraph-rsid="001d5c10" style:font-size-asian="14pt" style:font-style-asian="normal" style:font-weight-asian="normal" style:font-size-complex="14pt" style:font-style-complex="normal" style:font-weight-complex="normal"/>
    </style:style>
    <style:style style:name="P20" style:family="paragraph" style:parent-style-name="Standard">
      <style:text-properties style:font-name="Arial" fo:font-size="14pt" fo:font-style="normal" style:text-underline-style="none" fo:font-weight="normal" officeooo:rsid="0022476e" officeooo:paragraph-rsid="0022476e" style:font-size-asian="14pt" style:font-style-asian="normal" style:font-weight-asian="normal" style:font-size-complex="14pt" style:font-style-complex="normal" style:font-weight-complex="normal"/>
    </style:style>
    <style:style style:name="P21" style:family="paragraph" style:parent-style-name="Standard" style:list-style-name="L2">
      <style:text-properties style:font-name="Arial" fo:font-size="14pt" officeooo:rsid="0017b12e" officeooo:paragraph-rsid="0017b12e" style:font-size-asian="14pt" style:font-size-complex="14pt"/>
    </style:style>
    <style:style style:name="P22" style:family="paragraph" style:parent-style-name="Standard">
      <style:paragraph-properties fo:text-align="center" style:justify-single-word="false"/>
      <style:text-properties style:font-name="Arial" fo:font-size="36pt" fo:font-style="normal" style:text-underline-style="solid" style:text-underline-width="auto" style:text-underline-color="font-color" fo:font-weight="bold" officeooo:rsid="001966e2" officeooo:paragraph-rsid="001966e2" style:font-size-asian="36pt" style:font-style-asian="normal" style:font-weight-asian="bold" style:font-size-complex="36pt" style:font-style-complex="normal" style:font-weight-complex="bold"/>
    </style:style>
    <style:style style:name="P23" style:family="paragraph" style:parent-style-name="Standard">
      <style:text-properties style:font-name="Arial" fo:font-size="20pt" fo:font-style="normal" style:text-underline-style="solid" style:text-underline-width="auto" style:text-underline-color="font-color" fo:font-weight="bold" officeooo:rsid="0017fdc9" officeooo:paragraph-rsid="0022476e" style:font-size-asian="17.5pt" style:font-style-asian="normal" style:font-weight-asian="bold" style:font-size-complex="20pt" style:font-style-complex="normal" style:font-weight-complex="bold"/>
    </style:style>
    <style:style style:name="T1" style:family="text">
      <style:text-properties officeooo:rsid="001b1cfc"/>
    </style:style>
    <style:style style:name="T2" style:family="text">
      <style:text-properties officeooo:rsid="001b44ff"/>
    </style:style>
    <style:style style:name="T3" style:family="text">
      <style:text-properties officeooo:rsid="00209f6a"/>
    </style:style>
    <style:style style:name="T4" style:family="text">
      <style:text-properties officeooo:rsid="002476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Summary of C++ Project</text:p>
      <text:p text:style-name="P15"/>
      <text:p text:style-name="P15">CERTIFICATE:</text:p>
      <text:p text:style-name="P1">This is to certify that Virtulya Rajput and S. Sitaraman of <text:span text:style-name="T2">Apeeejay School, Noida</text:span> <text:span text:style-name="T2">(C</text:span>lass: 11-A<text:span text:style-name="T2">)</text:span> have made a <text:span text:style-name="T2">projec</text:span>t <text:span text:style-name="T2">on</text:span> the <text:span text:style-name="T2">topic</text:span> “Electronic <text:span text:style-name="T1">Items Store</text:span>”. <text:span text:style-name="T2">They generated this report after a lot of hard work. The report has been created under the guidance of the teacher Mrs. Sujata Bhardwaj and qualifies the benchmarks for the C++ Project.</text:span></text:p>
      <text:p text:style-name="P1"/>
      <text:p text:style-name="P6">About The Project:</text:p>
      <text:p text:style-name="P2">The Project asks a user to login or sign up to the e-commerce portal. Once the user has logged in, they are asked to select the product they want to purchase. After selecting the product(s), they enter the variants of their product they want to purchase. They <text:span text:style-name="T3">can review and make changes to their</text:span> cart. The <text:span text:style-name="T3">user</text:span> is also required to confirm their purchase. Finally they are taken to the checkout screen. </text:p>
      <text:p text:style-name="P3"/>
      <text:p text:style-name="P5">Index:</text:p>
      <text:list xml:id="list531452074" text:style-name="L1">
        <text:list-item>
          <text:p text:style-name="P16">Client Portal</text:p>
        </text:list-item>
        <text:list-item>
          <text:p text:style-name="P16">Purchasing Page</text:p>
        </text:list-item>
        <text:list-item>
          <text:p text:style-name="P16">Cart</text:p>
        </text:list-item>
        <text:list-item>
          <text:p text:style-name="P17">Checkout</text:p>
        </text:list-item>
      </text:list>
      <text:p text:style-name="P11"/>
      <text:p text:style-name="P4">Header Files:</text:p>
      <text:list xml:id="list2534076840" text:style-name="L2">
        <text:list-item>
          <text:p text:style-name="P21">iostream.h</text:p>
        </text:list-item>
        <text:list-item>
          <text:p text:style-name="P21">conio.h</text:p>
        </text:list-item>
        <text:list-item>
          <text:p text:style-name="P21">stdio.h</text:p>
        </text:list-item>
        <text:list-item>
          <text:p text:style-name="P21">string.h</text:p>
        </text:list-item>
        <text:list-item>
          <text:p text:style-name="P21">stdlib.h</text:p>
        </text:list-item>
        <text:list-item>
          <text:p text:style-name="P21">consumer.h</text:p>
        </text:list-item>
        <text:list-item>
          <text:p text:style-name="P21"><text:soft-page-break/>ttt.h</text:p>
        </text:list-item>
      </text:list>
      <text:p text:style-name="P9"/>
      <text:p text:style-name="P7">Functions:</text:p>
      <text:list xml:id="list2694845343" text:style-name="L3">
        <text:list-item>
          <text:p text:style-name="P18">main()</text:p>
        </text:list-item>
        <text:list-item>
          <text:p text:style-name="P18">login()</text:p>
        </text:list-item>
        <text:list-item>
          <text:p text:style-name="P18">signup()</text:p>
        </text:list-item>
        <text:list-item>
          <text:p text:style-name="P18">ttt()</text:p>
        </text:list-item>
        <text:list-item>
          <text:p text:style-name="P18">client()</text:p>
        </text:list-item>
        <text:list-item>
          <text:p text:style-name="P18">hline()</text:p>
        </text:list-item>
        <text:list-item>
          <text:p text:style-name="P18">buy()</text:p>
        </text:list-item>
        <text:list-item>
          <text:p text:style-name="P18">chk()</text:p>
        </text:list-item>
      </text:list>
      <text:p text:style-name="P10"/>
      <text:p text:style-name="P8">Hardware Used:</text:p>
      <text:p text:style-name="P12">SSD</text:p>
      <text:p text:style-name="P12"/>
      <text:p text:style-name="P8">Software Used: </text:p>
      <text:p text:style-name="P12">Windows 10, MacOS, LibreOffice Writer, Atom Text Editor, Github.</text:p>
      <text:p text:style-name="P12"/>
      <text:p text:style-name="P23">Code:</text:p>
      <text:p text:style-name="P20"/>
      <text:p text:style-name="P20"><text:span text:style-name="T4">#i</text:span>nclude &lt;iostream&gt;</text:p>
      <text:p text:style-name="P20">#include&lt;stdio.h&gt;</text:p>
      <text:p text:style-name="P20">#include&lt;stdlib.h&gt;</text:p>
      <text:p text:style-name="P20">#include&lt;string.h&gt;</text:p>
      <text:p text:style-name="P20">#include"ttt.h"</text:p>
      <text:p text:style-name="P20">using namespace std;</text:p>
      <text:p text:style-name="P20"/>
      <text:p text:style-name="P20">struct suppliers</text:p>
      <text:p text:style-name="P20">{</text:p>
      <text:p text:style-name="P20"><text:s text:c="2"/>string name[20];</text:p>
      <text:p text:style-name="P20"><text:s text:c="2"/>string sname[20];</text:p>
      <text:p text:style-name="P20"><text:s text:c="2"/>char pass[20];</text:p>
      <text:p text:style-name="P20"><text:s text:c="2"/>char id[20];</text:p>
      <text:p text:style-name="P20"><text:s text:c="2"/>char add[1000];</text:p>
      <text:p text:style-name="P20">};</text:p>
      <text:p text:style-name="P20">suppliers supplier[20];</text:p>
      <text:p text:style-name="P20">void signup()</text:p>
      <text:p text:style-name="P20">{</text:p>
      <text:p text:style-name="P20"><text:s text:c="2"/>cout&lt;&lt;"Enter your name and surname:"&lt;&lt;endl;</text:p>
      <text:p text:style-name="P20"><text:s text:c="2"/>cin&gt;&gt;supplier[1].name[0];</text:p>
      <text:p text:style-name="P20"><text:s text:c="2"/>cin&gt;&gt;supplier[1].sname[0];</text:p>
      <text:p text:style-name="P20"/>
      <text:p text:style-name="P20"><text:s text:c="2"/>cout&lt;&lt;"\nEnter your ID:";</text:p>
      <text:p text:style-name="P20"><text:soft-page-break/><text:s text:c="2"/>cin&gt;&gt;supplier[1].id;</text:p>
      <text:p text:style-name="P20"/>
      <text:p text:style-name="P20"><text:s text:c="2"/>cout&lt;&lt;"\nEnter your password:";</text:p>
      <text:p text:style-name="P20"><text:s text:c="2"/>cin&gt;&gt;supplier[1].pass;</text:p>
      <text:p text:style-name="P20"/>
      <text:p text:style-name="P20"><text:s text:c="2"/>cout&lt;&lt;"Enter your shipping address:"&lt;&lt;endl;</text:p>
      <text:p text:style-name="P20"><text:s text:c="2"/>cin&gt;&gt;supplier[1].add;</text:p>
      <text:p text:style-name="P20"><text:s text:c="2"/>cout&lt;&lt;endl;</text:p>
      <text:p text:style-name="P20">}</text:p>
      <text:p text:style-name="P20"/>
      <text:p text:style-name="P20">struct cart{</text:p>
      <text:p text:style-name="P20"><text:s text:c="2"/>int id;</text:p>
      <text:p text:style-name="P20"><text:s text:c="2"/>char nme[20];</text:p>
      <text:p text:style-name="P20"><text:s text:c="2"/>char color[20];</text:p>
      <text:p text:style-name="P20"><text:s text:c="2"/>int qnt;</text:p>
      <text:p text:style-name="P20"><text:s text:c="2"/>int cst;</text:p>
      <text:p text:style-name="P20">};</text:p>
      <text:p text:style-name="P20">//product structure</text:p>
      <text:p text:style-name="P20">struct product{</text:p>
      <text:p text:style-name="P20"><text:s text:c="2"/>int sno;</text:p>
      <text:p text:style-name="P20"><text:s text:c="2"/>char name[20];</text:p>
      <text:p text:style-name="P20"><text:s text:c="2"/>int price;</text:p>
      <text:p text:style-name="P20">};</text:p>
      <text:p text:style-name="P20"/>
      <text:p text:style-name="P20">//line function</text:p>
      <text:p text:style-name="P20">void hline(int len){</text:p>
      <text:p text:style-name="P20"><text:s text:c="2"/>for(int i=0; i &lt; len; i++){</text:p>
      <text:p text:style-name="P20"><text:s text:c="2"/>cout &lt;&lt; "-";</text:p>
      <text:p text:style-name="P20"><text:s text:c="2"/>}</text:p>
      <text:p text:style-name="P20">}</text:p>
      <text:p text:style-name="P20">int b;</text:p>
      <text:p text:style-name="P20"><text:s text:c="2"/>cart cons[20];</text:p>
      <text:p text:style-name="P20">void buy(){</text:p>
      <text:p text:style-name="P20"/>
      <text:p text:style-name="P20"><text:s text:c="2"/>product prod[4];</text:p>
      <text:p text:style-name="P20"><text:s text:c="2"/>//1</text:p>
      <text:p text:style-name="P20"><text:s text:c="2"/>prod[0].sno = 1;</text:p>
      <text:p text:style-name="P20"><text:s text:c="2"/>strcpy(prod[0].name,"iPhone Xs Maxx ");</text:p>
      <text:p text:style-name="P20"><text:s text:c="2"/>prod[0].price = 999;</text:p>
      <text:p text:style-name="P20"><text:s text:c="2"/>//2</text:p>
      <text:p text:style-name="P20"><text:s text:c="2"/>prod[1].sno = 2;</text:p>
      <text:p text:style-name="P20"><text:s text:c="2"/>strcpy(prod[1].name,"iPhone Xs <text:s text:c="5"/>");</text:p>
      <text:p text:style-name="P20"><text:s text:c="2"/>prod[1].price = 799;</text:p>
      <text:p text:style-name="P20"><text:s text:c="2"/>//3</text:p>
      <text:p text:style-name="P20"><text:s text:c="2"/>prod[2].sno = 3;</text:p>
      <text:p text:style-name="P20"><text:soft-page-break/><text:s text:c="2"/>strcpy(prod[2].name,"One Plus 6t <text:s text:c="3"/>");</text:p>
      <text:p text:style-name="P20"><text:s text:c="2"/>prod[2].price = 539;</text:p>
      <text:p text:style-name="P20"><text:s text:c="2"/>//4</text:p>
      <text:p text:style-name="P20"><text:s text:c="2"/>prod[3].sno = 4;</text:p>
      <text:p text:style-name="P20"><text:s text:c="2"/>strcpy(prod[3].name,"Samsung S9 Plus");</text:p>
      <text:p text:style-name="P20"><text:s text:c="2"/>prod[3].price = 479;</text:p>
      <text:p text:style-name="P20"/>
      <text:p text:style-name="P20"><text:s text:c="2"/>int quant;</text:p>
      <text:p text:style-name="P20"><text:s text:c="2"/>system("clear");</text:p>
      <text:p text:style-name="P20"><text:s text:c="2"/>char ichoice[1];</text:p>
      <text:p text:style-name="P20"><text:s text:c="2"/>do{</text:p>
      <text:p text:style-name="P20"><text:s text:c="2"/>cout &lt;&lt; "\n Welcome to Marketplace" &lt;&lt; endl</text:p>
      <text:p text:style-name="P20"><text:s text:c="2"/>&lt;&lt; " Chose the number of the corresponding product you want to choose: " &lt;&lt; endl</text:p>
      <text:p text:style-name="P20"><text:s text:c="2"/>&lt;&lt; "\n MENU \n" ;</text:p>
      <text:p text:style-name="P20"><text:s text:c="2"/>cout &lt;&lt; "+"; hline(27); cout &lt;&lt; "+";</text:p>
      <text:p text:style-name="P20"><text:s text:c="2"/>for(int b=0;b&lt;prod[b].sno;b++){</text:p>
      <text:p text:style-name="P20"><text:s text:c="2"/>cout &lt;&lt; "\n|" &lt;&lt; prod[b].sno &lt;&lt;" | " &lt;&lt; prod[b].name&lt;&lt; <text:s/>" | $" &lt;&lt; prod[b].price &lt;&lt; " | ";</text:p>
      <text:p text:style-name="P20"><text:s text:c="2"/>}</text:p>
      <text:p text:style-name="P20"><text:s text:c="2"/>cout &lt;&lt; "\n|5 | Back <text:s text:c="11"/>|\n";</text:p>
      <text:p text:style-name="P20"><text:s text:c="2"/>cout &lt;&lt; "+"; hline(27); cout &lt;&lt; "+";</text:p>
      <text:p text:style-name="P20"><text:s text:c="2"/>cout &lt;&lt; "\nWhat would you like to purchase: ";</text:p>
      <text:p text:style-name="P20"><text:s text:c="2"/>cin &gt;&gt; ichoice;</text:p>
      <text:p text:style-name="P20"/>
      <text:p text:style-name="P20"><text:s text:c="2"/>switch(ichoice[0]) {</text:p>
      <text:p text:style-name="P20"><text:s text:c="4"/>case '1':</text:p>
      <text:p text:style-name="P20"><text:s text:c="4"/>if(cons[0].qnt == 0){ //Checks if item pre-exists</text:p>
      <text:p text:style-name="P20"><text:s text:c="4"/>b=1;</text:p>
      <text:p text:style-name="P20"><text:s text:c="4"/>cout &lt;&lt; "Enter color(JetBlack[JB]/Gold[RG]/Silver[S]): ";</text:p>
      <text:p text:style-name="P20"><text:s text:c="4"/>cin &gt;&gt; cons[0].color;</text:p>
      <text:p text:style-name="P20"><text:s text:c="4"/>if(strcmp(cons[0].color,"JB")!=0 || strcmp(cons[0].color,"RG")!=0 || strcmp(cons[0].color,"W")!=0</text:p>
      <text:p text:style-name="P20"><text:s text:c="5"/>||strcmp(cons[0].color,"w")!=0 ||strcmp(cons[0].color,"jb")!=0||strcmp(cons[0].color,"rg")!=0){</text:p>
      <text:p text:style-name="P20"><text:s text:c="6"/>cout &lt;&lt; "Enter Valid color ";</text:p>
      <text:p text:style-name="P20"><text:s text:c="6"/>cin &gt;&gt; cons[0].color;</text:p>
      <text:p text:style-name="P20"><text:s text:c="4"/>}</text:p>
      <text:p text:style-name="P20"/>
      <text:p text:style-name="P20"><text:s text:c="4"/>cons[0].id = prod[0].sno;</text:p>
      <text:p text:style-name="P20"><text:s text:c="4"/>cons[0].cst = prod[0].price;</text:p>
      <text:p text:style-name="P20"><text:s text:c="4"/>strcpy(cons[0].nme,prod[0].name);</text:p>
      <text:p text:style-name="P20"><text:s text:c="4"/>}</text:p>
      <text:p text:style-name="P20"/>
      <text:p text:style-name="P20"><text:s text:c="4"/>system("clear");</text:p>
      <text:p text:style-name="P20"><text:soft-page-break/><text:s text:c="4"/>cout &lt;&lt; "Want to purchase anything else?";</text:p>
      <text:p text:style-name="P20"><text:s text:c="4"/>break;</text:p>
      <text:p text:style-name="P20"/>
      <text:p text:style-name="P20"><text:s text:c="4"/>case '2':</text:p>
      <text:p text:style-name="P20"><text:s text:c="4"/>if(cons[1].qnt == 0){ //Checks if item pre-exists</text:p>
      <text:p text:style-name="P20"><text:s text:c="4"/>b=2;</text:p>
      <text:p text:style-name="P20"><text:s text:c="4"/>cout &lt;&lt; "Enter color(MatteBlack[MB]/RoseGold[RG]/Silver[S]): ";</text:p>
      <text:p text:style-name="P20"><text:s text:c="4"/>cin &gt;&gt; cons[1].color;</text:p>
      <text:p text:style-name="P20"><text:s text:c="4"/>if(strcmp(cons[1].color,"MB")!=0 || strcmp(cons[1].color,"RG")!=0 || strcmp(cons[1].color,"W")!=0</text:p>
      <text:p text:style-name="P20"><text:s text:c="5"/>||strcmp(cons[1].color,"w")!=0 ||strcmp(cons[1].color,"mb")!=0||strcmp(cons[1].color,"rg")!=0){</text:p>
      <text:p text:style-name="P20"><text:s text:c="6"/>cout &lt;&lt; "Enter Valid color ";</text:p>
      <text:p text:style-name="P20"><text:s text:c="6"/>cin &gt;&gt; cons[1].color;</text:p>
      <text:p text:style-name="P20"><text:s text:c="4"/>}</text:p>
      <text:p text:style-name="P20"><text:s text:c="4"/>cons[1].id = prod[1].sno;</text:p>
      <text:p text:style-name="P20"><text:s text:c="4"/>cons[1].cst = prod[1].price;</text:p>
      <text:p text:style-name="P20"><text:s text:c="4"/>strcpy(cons[1].nme,prod[1].name);</text:p>
      <text:p text:style-name="P20"><text:s text:c="4"/>}</text:p>
      <text:p text:style-name="P20"/>
      <text:p text:style-name="P20"><text:s text:c="4"/>system("clear");</text:p>
      <text:p text:style-name="P20"><text:s text:c="4"/>cout &lt;&lt; "Want to purchase anything else?";</text:p>
      <text:p text:style-name="P20"><text:s text:c="4"/>break;</text:p>
      <text:p text:style-name="P20"/>
      <text:p text:style-name="P20"><text:s text:c="4"/>case '3':</text:p>
      <text:p text:style-name="P20"><text:s text:c="4"/>b=3;</text:p>
      <text:p text:style-name="P20"><text:s text:c="4"/>if(cons[2].qnt == 0){ //Checks if item pre-exists</text:p>
      <text:p text:style-name="P20"><text:s text:c="4"/>cout &lt;&lt; "Enter color(Black[B]/Purple[P]/White[W]): ";</text:p>
      <text:p text:style-name="P20"><text:s text:c="4"/>cin &gt;&gt; cons[2].color;</text:p>
      <text:p text:style-name="P20"><text:s text:c="4"/>if(strcmp(cons[2].color,"B")!=0 || strcmp(cons[2].color,"P")!=0 || strcmp(cons[2].color,"W")!=0</text:p>
      <text:p text:style-name="P20"><text:s text:c="5"/>||strcmp(cons[2].color,"w")!=0 ||strcmp(cons[2].color,"b")!=0||strcmp(cons[2].color,"p")!=0){</text:p>
      <text:p text:style-name="P20"><text:s text:c="6"/>cout &lt;&lt; "Enter Valid color ";</text:p>
      <text:p text:style-name="P20"><text:s text:c="6"/>cin &gt;&gt; cons[2].color;</text:p>
      <text:p text:style-name="P20"><text:s text:c="4"/>}</text:p>
      <text:p text:style-name="P20"><text:s text:c="4"/>cons[2].id = prod[2].sno;</text:p>
      <text:p text:style-name="P20"><text:s text:c="4"/>cons[2].cst = prod[2].price;</text:p>
      <text:p text:style-name="P20"><text:s text:c="4"/>strcpy(cons[2].nme,prod[2].name);</text:p>
      <text:p text:style-name="P20"><text:s text:c="4"/>}</text:p>
      <text:p text:style-name="P20"/>
      <text:p text:style-name="P20"><text:s text:c="4"/>system("clear");</text:p>
      <text:p text:style-name="P20"><text:s text:c="4"/>cout &lt;&lt; "Want to purchase anything else?";</text:p>
      <text:p text:style-name="P20"><text:s text:c="4"/>break;</text:p>
      <text:p text:style-name="P20"/>
      <text:p text:style-name="P20"><text:soft-page-break/><text:s text:c="4"/>case '4':</text:p>
      <text:p text:style-name="P20"><text:s text:c="4"/>if(cons[3].qnt == 0){ //Checks if item pre-exists</text:p>
      <text:p text:style-name="P20"><text:s text:c="4"/>b=4;</text:p>
      <text:p text:style-name="P20"><text:s text:c="4"/>cout &lt;&lt; "Enter color(Black[B]/Gold[G]/White[W]): ";</text:p>
      <text:p text:style-name="P20"><text:s text:c="4"/>cin &gt;&gt; cons[3].color;</text:p>
      <text:p text:style-name="P20"><text:s text:c="4"/>if(strcmp(cons[3].color,"B")!=0 || strcmp(cons[3].color,"G")!=0 || strcmp(cons[3].color,"W")!=0</text:p>
      <text:p text:style-name="P20"><text:s text:c="5"/>||strcmp(cons[3].color,"w")!=0 ||strcmp(cons[3].color,"b")!=0||strcmp(cons[3].color,"g")!=0){</text:p>
      <text:p text:style-name="P20"><text:s text:c="6"/>cout &lt;&lt; "Enter Valid color ";</text:p>
      <text:p text:style-name="P20"><text:s text:c="6"/>cin &gt;&gt; cons[3].color;</text:p>
      <text:p text:style-name="P20"><text:s text:c="4"/>}</text:p>
      <text:p text:style-name="P20"><text:s text:c="4"/>cons[3].id = prod[3].sno;</text:p>
      <text:p text:style-name="P20"><text:s text:c="4"/>cons[3].cst = prod[3].price;</text:p>
      <text:p text:style-name="P20"><text:s text:c="4"/>strcpy(cons[3].nme,prod[3].name);</text:p>
      <text:p text:style-name="P20"><text:s text:c="4"/>}</text:p>
      <text:p text:style-name="P20"><text:s text:c="4"/>system("clear");</text:p>
      <text:p text:style-name="P20"><text:s text:c="4"/>cout &lt;&lt; "Want to purchase anything else?";</text:p>
      <text:p text:style-name="P20"><text:s text:c="4"/>break;</text:p>
      <text:p text:style-name="P20"><text:s text:c="4"/>case '5':</text:p>
      <text:p text:style-name="P20"><text:s text:c="4"/>break;</text:p>
      <text:p text:style-name="P20"><text:s text:c="4"/>default:</text:p>
      <text:p text:style-name="P20"><text:s text:c="4"/>cout &lt;&lt; "Invalid input try again" &lt;&lt; '\n';</text:p>
      <text:p text:style-name="P20"><text:s text:c="4"/>cin.ignore();</text:p>
      <text:p text:style-name="P20"><text:s text:c="4"/>cin.get();</text:p>
      <text:p text:style-name="P20"><text:s text:c="4"/>system("clear");</text:p>
      <text:p text:style-name="P20"><text:s text:c="4"/>break;</text:p>
      <text:p text:style-name="P20"><text:s text:c="2"/>}</text:p>
      <text:p text:style-name="P20"><text:s text:c="2"/><text:tab/><text:tab/>}</text:p>
      <text:p text:style-name="P20"><text:s text:c="2"/><text:tab/><text:tab/>while(ichoice[0] != '5');</text:p>
      <text:p text:style-name="P20">}</text:p>
      <text:p text:style-name="P20"/>
      <text:p text:style-name="P20">void chk(){</text:p>
      <text:p text:style-name="P20">cout &lt;&lt; endl;</text:p>
      <text:p text:style-name="P20">int e = 0;</text:p>
      <text:p text:style-name="P20">for(int v=0;v&lt;10;v++){</text:p>
      <text:p text:style-name="P20"><text:s text:c="2"/>e += cons[v].cst;</text:p>
      <text:p text:style-name="P20">}</text:p>
      <text:p text:style-name="P20"><text:s text:c="2"/>for(int j=0; j&lt; b ;j++){</text:p>
      <text:p text:style-name="P20"><text:s text:c="4"/>if(j == 0 &amp;&amp; cons[j].cst != 0){</text:p>
      <text:p text:style-name="P20"><text:s text:c="4"/>cout &lt;&lt; "+ ";</text:p>
      <text:p text:style-name="P20"><text:s text:c="4"/>hline(35);</text:p>
      <text:p text:style-name="P20"><text:s text:c="4"/>cout &lt;&lt; " +\n| <text:s text:c="5"/>Name <text:s text:c="5"/>| <text:s/>Colour <text:s/>| Cost($) |\n";</text:p>
      <text:p text:style-name="P20"><text:s text:c="4"/>cout &lt;&lt; " <text:s/>"&lt;&lt; <text:s/>cons[j].nme &lt;&lt; " <text:s text:c="4"/>"&lt;&lt; cons[j].color &lt;&lt; " <text:s text:c="7"/>" &lt;&lt; cons[j].cst <text:s/>&lt;&lt; " <text:s text:c="7"/>" &lt;&lt; "\n" ;</text:p>
      <text:p text:style-name="P20"><text:soft-page-break/><text:s text:c="4"/>}</text:p>
      <text:p text:style-name="P20"><text:s text:c="4"/>else if(cons[j].cst != 0){</text:p>
      <text:p text:style-name="P20"><text:s text:c="6"/>cout &lt;&lt; "+ ";</text:p>
      <text:p text:style-name="P20"><text:s text:c="6"/>hline(35);</text:p>
      <text:p text:style-name="P20"><text:s text:c="6"/>cout &lt;&lt; " +\n| <text:s text:c="4"/>Name <text:s text:c="5"/>| <text:s/>Colour <text:s/>| Cost($) |\n";</text:p>
      <text:p text:style-name="P20"><text:s text:c="6"/>cout &lt;&lt; " <text:s text:c="2"/>"&lt;&lt; <text:s/>cons[j].nme &lt;&lt; " <text:s text:c="4"/>"&lt;&lt; cons[j].color &lt;&lt; " <text:s text:c="5"/>" &lt;&lt; cons[j].cst <text:s/>&lt;&lt; " <text:s text:c="7"/>" <text:s/>&lt;&lt; "\n" ;</text:p>
      <text:p text:style-name="P20"><text:s text:c="4"/>}</text:p>
      <text:p text:style-name="P20"><text:s text:c="4"/>else if(e==0){</text:p>
      <text:p text:style-name="P20"><text:s text:c="6"/>cout &lt;&lt; "No items selected, Press any key to go to the previous menu";</text:p>
      <text:p text:style-name="P20"><text:s text:c="4"/>}</text:p>
      <text:p text:style-name="P20"><text:s text:c="2"/>}</text:p>
      <text:p text:style-name="P20"><text:s text:c="2"/>cout &lt;&lt; "+ "; hline(35); <text:s/>cout &lt;&lt; " + \n Outstanding amount : $" &lt;&lt; e;</text:p>
      <text:p text:style-name="P20"><text:s text:c="2"/>cin.ignore();</text:p>
      <text:p text:style-name="P20"><text:s text:c="2"/>cin.get();</text:p>
      <text:p text:style-name="P20">}</text:p>
      <text:p text:style-name="P20">void checkout(){</text:p>
      <text:p text:style-name="P20"><text:s text:c="2"/>int e = 0;</text:p>
      <text:p text:style-name="P20"><text:s text:c="2"/>for(int v=0;v&lt;10;v++){</text:p>
      <text:p text:style-name="P20"><text:s text:c="4"/>e += cons[v].cst;</text:p>
      <text:p text:style-name="P20"><text:s text:c="2"/>}</text:p>
      <text:p text:style-name="P20"><text:s text:c="2"/>char pchoice[20];</text:p>
      <text:p text:style-name="P20"><text:s text:c="2"/>do{</text:p>
      <text:p text:style-name="P20"><text:s text:c="2"/>system("clear");</text:p>
      <text:p text:style-name="P20"><text:s text:c="2"/>cout &lt;&lt; "\nCheckout \n" &lt;&lt; endl &lt;&lt; "Items in cart \n";</text:p>
      <text:p text:style-name="P20"><text:s text:c="2"/>chk();</text:p>
      <text:p text:style-name="P20"><text:s text:c="2"/>cout &lt;&lt; " Chose your payment method: " &lt;&lt; endl</text:p>
      <text:p text:style-name="P20"><text:s text:c="2"/>&lt;&lt; "\n MENU" &lt;&lt; "\n 1]Credit/Debit card \n 2]Paytm \n 3]Paypal \n 4]Back \nEnter Response: ";</text:p>
      <text:p text:style-name="P20"/>
      <text:p text:style-name="P20"><text:s text:c="2"/>cin&gt;&gt; pchoice;</text:p>
      <text:p text:style-name="P20"/>
      <text:p text:style-name="P20">switch (pchoice[0]) {</text:p>
      <text:p text:style-name="P20"><text:s text:c="4"/>case '1':</text:p>
      <text:p text:style-name="P20"><text:s text:c="4"/>int one,two,three,four,cvv;</text:p>
      <text:p text:style-name="P20"><text:s text:c="4"/>char pur[1];</text:p>
      <text:p text:style-name="P20"><text:s text:c="4"/>cout <text:s/>&lt;&lt; "Outstanding Amt. to be payed = $" &lt;&lt; e &lt;&lt; "\n Enter Card Number: \n";</text:p>
      <text:p text:style-name="P20"><text:s text:c="4"/>cin &gt;&gt; one &gt;&gt; two &gt;&gt; three &gt;&gt; four;</text:p>
      <text:p text:style-name="P20"><text:s text:c="4"/>cout &lt;&lt; "Enter CVV\n";</text:p>
      <text:p text:style-name="P20"><text:s text:c="4"/>cin &gt;&gt; cvv;</text:p>
      <text:p text:style-name="P20"><text:s text:c="4"/>cout &lt;&lt; "Are you sure to purchase(Y/N): ";</text:p>
      <text:p text:style-name="P20"><text:s text:c="4"/>for(int l=0; l &lt; 4; l++){</text:p>
      <text:p text:style-name="P20"><text:s text:c="6"/>if(cons[l].cst != 0){</text:p>
      <text:p text:style-name="P20"><text:s text:c="8"/>cout &lt;&lt; <text:s/>cons[l].nme &lt;&lt; " \n";</text:p>
      <text:p text:style-name="P20"><text:soft-page-break/><text:s text:c="6"/>}</text:p>
      <text:p text:style-name="P20"><text:s text:c="4"/>}</text:p>
      <text:p text:style-name="P20"><text:s text:c="4"/>cin &gt;&gt; pur;</text:p>
      <text:p text:style-name="P20"><text:s text:c="4"/>if(strcmp(pur,"Y")==0){</text:p>
      <text:p text:style-name="P20"><text:s text:c="6"/>cout &lt;&lt; "You purchased ";</text:p>
      <text:p text:style-name="P20"><text:s text:c="6"/>for(int n=0; n &lt; 4; n++){</text:p>
      <text:p text:style-name="P20"><text:s text:c="8"/>if(cons[n].cst != 0){</text:p>
      <text:p text:style-name="P20"><text:s text:c="10"/>cout &lt;&lt; <text:s/>cons[n].nme &lt;&lt; " \n";</text:p>
      <text:p text:style-name="P20"><text:s text:c="8"/>}</text:p>
      <text:p text:style-name="P20"><text:s text:c="8"/>cout &lt;&lt; " These items will be delivered to the address : \n" &lt;&lt; supplier[1].add &lt;&lt; " \n Be Sure to come back! (Press ENTER to go back) \n";</text:p>
      <text:p text:style-name="P20"><text:s text:c="8"/>cin.ignore();</text:p>
      <text:p text:style-name="P20"><text:s text:c="8"/>cin.get();</text:p>
      <text:p text:style-name="P20"><text:s text:c="6"/>}</text:p>
      <text:p text:style-name="P20"/>
      <text:p text:style-name="P20"><text:s text:c="4"/>}</text:p>
      <text:p text:style-name="P20"/>
      <text:p text:style-name="P20"><text:s text:c="4"/>break;</text:p>
      <text:p text:style-name="P20"/>
      <text:p text:style-name="P20"><text:s text:c="4"/>case '2':</text:p>
      <text:p text:style-name="P20"><text:s text:c="4"/>int phone,otp;</text:p>
      <text:p text:style-name="P20"><text:s text:c="4"/>char pone[1];</text:p>
      <text:p text:style-name="P20"><text:s text:c="4"/>cout <text:s/>&lt;&lt; "Outstanding Amt. to be payed = $" &lt;&lt; e &lt;&lt; "\n Enter Phone Number: \n";</text:p>
      <text:p text:style-name="P20"><text:s text:c="4"/>cin &gt;&gt; phone;</text:p>
      <text:p text:style-name="P20"><text:s text:c="4"/>cout &lt;&lt; "Enter OTP (Use anything as default)\n";</text:p>
      <text:p text:style-name="P20"><text:s text:c="4"/>cin &gt;&gt; otp;</text:p>
      <text:p text:style-name="P20"><text:s text:c="4"/>cout &lt;&lt; "Are you sure to purchase(Y/N): ";</text:p>
      <text:p text:style-name="P20"><text:s text:c="4"/>for(int l=0; l &lt; 4; l++){</text:p>
      <text:p text:style-name="P20"><text:s text:c="6"/>if(cons[l].cst != 0){</text:p>
      <text:p text:style-name="P20"><text:s text:c="8"/>cout &lt;&lt; "\n" &lt;&lt; <text:s/>cons[l].nme &lt;&lt; " \n";</text:p>
      <text:p text:style-name="P20"><text:s text:c="6"/>}</text:p>
      <text:p text:style-name="P20"><text:s text:c="4"/>}</text:p>
      <text:p text:style-name="P20"><text:s text:c="4"/>cin &gt;&gt; pone;</text:p>
      <text:p text:style-name="P20"><text:s text:c="4"/>if(strcmp(pone,"Y")==0){</text:p>
      <text:p text:style-name="P20"><text:s text:c="6"/>cout &lt;&lt; "You purchased ";</text:p>
      <text:p text:style-name="P20"><text:s text:c="6"/>for(int n=0; n &lt; 4; n++){</text:p>
      <text:p text:style-name="P20"><text:s text:c="8"/>if(cons[n].cst != 0){</text:p>
      <text:p text:style-name="P20"><text:s text:c="10"/>cout &lt;&lt; <text:s/>" \n" &lt;&lt; cons[n].nme &lt;&lt; " \n";</text:p>
      <text:p text:style-name="P20"><text:s text:c="8"/>}</text:p>
      <text:p text:style-name="P20"><text:s text:c="8"/>cout &lt;&lt; " These items will be delivered to the address : \n" &lt;&lt; supplier[1].add &lt;&lt; " \n Be Sure to come back! (Press ENTER to go back) \n";</text:p>
      <text:p text:style-name="P20"><text:s text:c="8"/>cin.ignore();</text:p>
      <text:p text:style-name="P20"><text:s text:c="8"/>cin.get();</text:p>
      <text:p text:style-name="P20"><text:s text:c="6"/>}</text:p>
      <text:p text:style-name="P20"><text:soft-page-break/></text:p>
      <text:p text:style-name="P20"><text:s text:c="4"/>}</text:p>
      <text:p text:style-name="P20"><text:s text:c="4"/>break;</text:p>
      <text:p text:style-name="P20"/>
      <text:p text:style-name="P20"><text:s text:c="4"/>case '3':</text:p>
      <text:p text:style-name="P20"><text:s text:c="4"/>int acc;</text:p>
      <text:p text:style-name="P20"><text:s text:c="4"/>char ppp[20];</text:p>
      <text:p text:style-name="P20"><text:s text:c="4"/>cout <text:s/>&lt;&lt; "Outstanding Amt. to be payed = $" &lt;&lt; e &lt;&lt; "\n Enter Account Id: \n";</text:p>
      <text:p text:style-name="P20"><text:s text:c="4"/>cin &gt;&gt; acc;</text:p>
      <text:p text:style-name="P20"><text:s text:c="4"/>if(acc &gt; 10){</text:p>
      <text:p text:style-name="P20"><text:s text:c="6"/>cout &lt;&lt; "Enter valid 10 Digit Account number";</text:p>
      <text:p text:style-name="P20"><text:s text:c="6"/>cin &gt;&gt; acc;</text:p>
      <text:p text:style-name="P20"><text:s text:c="4"/>}</text:p>
      <text:p text:style-name="P20"><text:s text:c="4"/>cout &lt;&lt; "Enter password\n";</text:p>
      <text:p text:style-name="P20"><text:s text:c="4"/>cin &gt;&gt; ppp;</text:p>
      <text:p text:style-name="P20"><text:s text:c="4"/>cout &lt;&lt; "Are you sure to purchase(Y/N): ";</text:p>
      <text:p text:style-name="P20"><text:s text:c="4"/>for(int l=0; l &lt; 4; l++){</text:p>
      <text:p text:style-name="P20"><text:s text:c="6"/>if(cons[l].cst != 0){</text:p>
      <text:p text:style-name="P20"><text:s text:c="8"/>cout &lt;&lt; "\n" &lt;&lt; <text:s/>cons[l].nme &lt;&lt; " \n";</text:p>
      <text:p text:style-name="P20"><text:s text:c="6"/>}</text:p>
      <text:p text:style-name="P20"><text:s text:c="4"/>}</text:p>
      <text:p text:style-name="P20"><text:s text:c="4"/>cin &gt;&gt; ppp;</text:p>
      <text:p text:style-name="P20"/>
      <text:p text:style-name="P20"><text:s text:c="4"/>if(strcmp(ppp,"Y")==0){</text:p>
      <text:p text:style-name="P20"><text:s text:c="6"/>cout &lt;&lt; "You purchased ";</text:p>
      <text:p text:style-name="P20"/>
      <text:p text:style-name="P20"><text:s text:c="6"/>for(int n=0; n &lt; 4; n++){</text:p>
      <text:p text:style-name="P20"/>
      <text:p text:style-name="P20"><text:s text:c="8"/>if(cons[n].cst != 0){</text:p>
      <text:p text:style-name="P20"><text:s text:c="10"/>cout &lt;&lt; <text:s/>" \n" &lt;&lt; cons[n].nme &lt;&lt; " \n";</text:p>
      <text:p text:style-name="P20"><text:s text:c="8"/>}</text:p>
      <text:p text:style-name="P20"><text:s text:c="8"/>cout &lt;&lt; " These items will be delivered to the address : \n" &lt;&lt; supplier[1].add &lt;&lt; " \n Be Sure to come back! (Press ENTER to go back) \n";</text:p>
      <text:p text:style-name="P20"><text:s text:c="8"/>cin.ignore();</text:p>
      <text:p text:style-name="P20"><text:s text:c="8"/>cin.get();</text:p>
      <text:p text:style-name="P20"><text:s text:c="6"/>}</text:p>
      <text:p text:style-name="P20"/>
      <text:p text:style-name="P20"><text:s text:c="4"/>}</text:p>
      <text:p text:style-name="P20"/>
      <text:p text:style-name="P20"><text:s text:c="4"/>break;</text:p>
      <text:p text:style-name="P20"/>
      <text:p text:style-name="P20"><text:s text:c="4"/>case '4':</text:p>
      <text:p text:style-name="P20"><text:s text:c="4"/>break;</text:p>
      <text:p text:style-name="P20"/>
      <text:p text:style-name="P20"><text:soft-page-break/><text:s text:c="4"/>default:</text:p>
      <text:p text:style-name="P20"><text:s text:c="4"/>cout &lt;&lt; "Invalid input try again" &lt;&lt; '\n';</text:p>
      <text:p text:style-name="P20"><text:s text:c="4"/>cin.ignore();</text:p>
      <text:p text:style-name="P20"><text:s text:c="4"/>cin.get();</text:p>
      <text:p text:style-name="P20"><text:s text:c="4"/>break;</text:p>
      <text:p text:style-name="P20"><text:s text:c="4"/>}</text:p>
      <text:p text:style-name="P20"/>
      <text:p text:style-name="P20"><text:s text:c="2"/>}</text:p>
      <text:p text:style-name="P20"><text:s text:c="2"/>while(pchoice[0] != '4');</text:p>
      <text:p text:style-name="P20"/>
      <text:p text:style-name="P20">}</text:p>
      <text:p text:style-name="P20"/>
      <text:p text:style-name="P20">//MENU</text:p>
      <text:p text:style-name="P20"><text:s/>int client(){</text:p>
      <text:p text:style-name="P20"><text:tab/><text:tab/>int no;</text:p>
      <text:p text:style-name="P20"><text:tab/><text:tab/>char cchoice[10];</text:p>
      <text:p text:style-name="P20"><text:tab/><text:tab/>do{</text:p>
      <text:p text:style-name="P20"><text:tab/><text:tab/>system("clear");</text:p>
      <text:p text:style-name="P20"><text:tab/><text:tab/>cout &lt;&lt; "\n Welcome to Client Area" &lt;&lt; endl</text:p>
      <text:p text:style-name="P20"><text:tab/><text:tab/>&lt;&lt; " Chose the number corresponding to your purpose: " &lt;&lt; endl</text:p>
      <text:p text:style-name="P20"><text:tab/><text:tab/>&lt;&lt; "\n MENU" &lt;&lt; "\n 1]Buy \n 2]Cart \n 3]Checkout \n 4]Back \nEnter Response: ";</text:p>
      <text:p text:style-name="P20"/>
      <text:p text:style-name="P20"><text:tab/><text:tab/>cin&gt;&gt; cchoice;</text:p>
      <text:p text:style-name="P20"/>
      <text:p text:style-name="P20"><text:s text:c="2"/>switch (cchoice[0]) {</text:p>
      <text:p text:style-name="P20"><text:s text:c="2"/>case '1':</text:p>
      <text:p text:style-name="P20"><text:s text:c="2"/>buy();</text:p>
      <text:p text:style-name="P20"><text:s text:c="2"/>break;</text:p>
      <text:p text:style-name="P20"/>
      <text:p text:style-name="P20"><text:s text:c="2"/>case '2':</text:p>
      <text:p text:style-name="P20"><text:s text:c="2"/>chk();</text:p>
      <text:p text:style-name="P20"><text:s text:c="2"/>break;</text:p>
      <text:p text:style-name="P20"/>
      <text:p text:style-name="P20"><text:s text:c="2"/>case '3':</text:p>
      <text:p text:style-name="P20"><text:s text:c="2"/>checkout();</text:p>
      <text:p text:style-name="P20"><text:s text:c="2"/>break;</text:p>
      <text:p text:style-name="P20"/>
      <text:p text:style-name="P20"><text:s text:c="2"/>case '4':</text:p>
      <text:p text:style-name="P20"><text:s text:c="2"/>break;</text:p>
      <text:p text:style-name="P20"/>
      <text:p text:style-name="P20"><text:s text:c="2"/>default:</text:p>
      <text:p text:style-name="P20"><text:s text:c="2"/>cout &lt;&lt; "Invalid input try again" &lt;&lt; '\n';</text:p>
      <text:p text:style-name="P20"><text:s text:c="2"/>cin.ignore();</text:p>
      <text:p text:style-name="P20"><text:s text:c="2"/>cin.get();</text:p>
      <text:p text:style-name="P20"><text:soft-page-break/><text:s text:c="2"/>break;</text:p>
      <text:p text:style-name="P20">}</text:p>
      <text:p text:style-name="P20">}</text:p>
      <text:p text:style-name="P20"><text:tab/><text:tab/>while(cchoice[0] != '4');</text:p>
      <text:p text:style-name="P20"><text:tab/><text:tab/>return 0;</text:p>
      <text:p text:style-name="P20"><text:s/>}</text:p>
      <text:p text:style-name="P20"/>
      <text:p text:style-name="P20">void login()</text:p>
      <text:p text:style-name="P20">{</text:p>
      <text:p text:style-name="P20"/>
      <text:p text:style-name="P20"><text:s text:c="2"/>char iid[20];</text:p>
      <text:p text:style-name="P20"><text:s text:c="2"/>char ipass[20];</text:p>
      <text:p text:style-name="P20"><text:s text:c="2"/>// suppliers ipass[1];</text:p>
      <text:p text:style-name="P20"><text:s text:c="2"/>cout&lt;&lt;"Enter your ID:";</text:p>
      <text:p text:style-name="P20"><text:s text:c="2"/>cin&gt;&gt; iid;</text:p>
      <text:p text:style-name="P20"><text:s text:c="2"/>cout&lt;&lt;endl&lt;&lt;"Enter your password:";</text:p>
      <text:p text:style-name="P20"><text:s text:c="2"/>cin&gt;&gt; ipass;</text:p>
      <text:p text:style-name="P20"><text:s text:c="2"/>cout&lt;&lt;endl;</text:p>
      <text:p text:style-name="P20"/>
      <text:p text:style-name="P20"/>
      <text:p text:style-name="P20"><text:s text:c="2"/>if( strcmp(iid,supplier[1].id) == 0 &amp;&amp; strcmp(ipass,supplier[1].pass) == 0){</text:p>
      <text:p text:style-name="P20"><text:s text:c="4"/>system("clear");</text:p>
      <text:p text:style-name="P20"><text:s text:c="4"/>client();</text:p>
      <text:p text:style-name="P20"><text:s text:c="2"/>}</text:p>
      <text:p text:style-name="P20"><text:s text:c="2"/>else if(strcmp(iid,"1807") == 0 &amp;&amp; strcmp(ipass,"F") == 0){</text:p>
      <text:p text:style-name="P20"><text:s text:c="4"/>system("clear");</text:p>
      <text:p text:style-name="P20"><text:s text:c="4"/>ttt();</text:p>
      <text:p text:style-name="P20"><text:s text:c="2"/>}</text:p>
      <text:p text:style-name="P20"/>
      <text:p text:style-name="P20"><text:s text:c="2"/>else{</text:p>
      <text:p text:style-name="P20"><text:s text:c="4"/>cout &lt;&lt; "Invalid Login , Please signup (press enter to continue)\n";</text:p>
      <text:p text:style-name="P20"><text:s text:c="4"/>cin.ignore();</text:p>
      <text:p text:style-name="P20"><text:s text:c="2"/><text:tab/>cin.get();</text:p>
      <text:p text:style-name="P20"><text:s text:c="2"/>}</text:p>
      <text:p text:style-name="P20"/>
      <text:p text:style-name="P20">}</text:p>
      <text:p text:style-name="P20">//MENU</text:p>
      <text:p text:style-name="P20"><text:s/>int main() {</text:p>
      <text:p text:style-name="P20"><text:tab/><text:tab/>system("clear");</text:p>
      <text:p text:style-name="P20"><text:tab/><text:tab/>char mchoice[10];</text:p>
      <text:p text:style-name="P20">int no;</text:p>
      <text:p text:style-name="P20"><text:tab/><text:tab/>do{</text:p>
      <text:p text:style-name="P20"><text:tab/><text:tab/>system("clear");</text:p>
      <text:p text:style-name="P20"><text:tab/><text:tab/>cout &lt;&lt; "\n Welcome to E-Store" &lt;&lt; endl</text:p>
      <text:p text:style-name="P20"><text:tab/><text:tab/>&lt;&lt; " Chose the number corresponding to your role: " &lt;&lt; endl</text:p>
      <text:p text:style-name="P20"><text:soft-page-break/><text:tab/><text:tab/>&lt;&lt; "\n MENU" &lt;&lt; "\n | 1] | Signup \n | 2] | Login \n | 3] | Exit \nEnter Response: ";</text:p>
      <text:p text:style-name="P20"><text:tab/><text:tab/>cin&gt;&gt; mchoice;</text:p>
      <text:p text:style-name="P20"/>
      <text:p text:style-name="P20">switch (mchoice[0]) {</text:p>
      <text:p text:style-name="P20"><text:s text:c="2"/>case '1':</text:p>
      <text:p text:style-name="P20"><text:s text:c="2"/>signup();</text:p>
      <text:p text:style-name="P20"><text:s text:c="2"/>break;</text:p>
      <text:p text:style-name="P20"><text:s text:c="2"/>case '2':</text:p>
      <text:p text:style-name="P20"><text:s text:c="2"/>login();</text:p>
      <text:p text:style-name="P20"><text:s text:c="2"/>break;</text:p>
      <text:p text:style-name="P20"><text:s text:c="2"/>case '3':</text:p>
      <text:p text:style-name="P20"><text:s text:c="2"/>system("clear");</text:p>
      <text:p text:style-name="P20"><text:s text:c="2"/>cout &lt;&lt; "Thanks for visiting, hope to see you again!\n";</text:p>
      <text:p text:style-name="P20"><text:s text:c="2"/>break;</text:p>
      <text:p text:style-name="P20"/>
      <text:p text:style-name="P20"><text:s text:c="2"/>default:</text:p>
      <text:p text:style-name="P20"><text:s text:c="2"/>cout &lt;&lt; "Invalid input try again" &lt;&lt; '\n';</text:p>
      <text:p text:style-name="P20"><text:s text:c="2"/>cin.ignore();</text:p>
      <text:p text:style-name="P20"><text:s text:c="2"/>cin.get();</text:p>
      <text:p text:style-name="P20"><text:s text:c="2"/>break;</text:p>
      <text:p text:style-name="P20">}</text:p>
      <text:p text:style-name="P20"/>
      <text:p text:style-name="P20"><text:tab/><text:tab/>}</text:p>
      <text:p text:style-name="P20"><text:tab/><text:tab/>while(mchoice[0] != '3');</text:p>
      <text:p text:style-name="P20"/>
      <text:p text:style-name="P20"><text:tab/><text:tab/>return 0;</text:p>
      <text:p text:style-name="P20"><text:s/>}</text:p>
      <text:p text:style-name="P20"/>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20:58:21.576000000</meta:creation-date>
    <dc:date>2019-01-16T00:08:15.288000000</dc:date>
    <meta:editing-duration>PT2H9M18S</meta:editing-duration>
    <meta:editing-cycles>7</meta:editing-cycles>
    <meta:generator>LibreOffice/6.1.4.2$Windows_X86_64 LibreOffice_project/9d0f32d1f0b509096fd65e0d4bec26ddd1938fd3</meta:generator>
    <meta:document-statistic meta:table-count="0" meta:image-count="0" meta:object-count="0" meta:page-count="12" meta:paragraph-count="417" meta:word-count="1508" meta:character-count="10711" meta:non-whitespace-character-count="8327"/>
  </office:meta>
</office:document-meta>
</file>